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75" calcext:value-type="float">
            <text:p>175</text:p>
          </table:table-cell>
          <table:table-cell table:style-name="ce7" table:formula="of:=COUNTIF([.B7:.B199];&quot;X&quot;)" office:value-type="float" office:value="150" calcext:value-type="float">
            <text:p>150</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1" calcext:value-type="float">
            <text:p>21</text:p>
          </table:table-cell>
          <table:table-cell table:style-name="ce25" table:formula="of:=SUM([.B2:.F2])" office:value-type="float" office:value="193" calcext:value-type="float">
            <text:p>19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18">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05">00/00/0000</text:date>, <text:time style:data-style-name="N2" text:time-value="20:10:41.63041830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6-05T20:11:38.734579514</dc:date>
    <meta:editing-duration>PT9H54M47S</meta:editing-duration>
    <meta:editing-cycles>198</meta:editing-cycles>
    <meta:document-statistic meta:table-count="1" meta:cell-count="1031" meta:object-count="0"/>
  </office:meta>
</office:document-meta>
</file>